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formula="of:=INT(RAND()*20)"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formula="of:=INT(RAND()*20)"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formula="of:=INT(RAND()*20)"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formula="of:=INT(RAND()*20)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formula="of:=INT(RAND()*20)"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table:formula="of:=INT(RAND()*20)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6">
            <text:p>16</text:p>
          </table:table-cell>
          <table:table-cell table:number-columns-repeated="3"/>
          <table:table-cell>
            <draw:frame table:end-cell-address="Sheet1.N33" table:end-x="0.8894in" table:end-y="0.0102in" draw:z-index="0" draw:style-name="gr1" svg:width="3.15in" svg:height="2.7504in" svg:x="0.4063in" svg:y="0.1047in">
              <draw:object draw:notify-on-update-of-ranges="Sheet1.D21:Sheet1.G21 Sheet1.D22:Sheet1.G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1.S33" table:end-x="0.324in" table:end-y="0.0335in" draw:z-index="1" draw:style-name="gr1" svg:width="3.1492in" svg:height="2.7555in" svg:x="0.7311in" svg:y="0.1228in">
              <draw:object draw:notify-on-update-of-ranges="Sheet1.D24:Sheet1.D24 Sheet1.E24:Sheet1.G24 Sheet1.D25:Sheet1.D25 Sheet1.E25:Sheet1.G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INT(RAND()*20)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2" office:value-type="string">
            <text:p>0-5</text:p>
          </table:table-cell>
          <table:table-cell table:style-name="ce2" office:value-type="string">
            <text:p>6-10</text:p>
          </table:table-cell>
          <table:table-cell table:style-name="ce2" office:value-type="string">
            <text:p>11-15</text:p>
          </table:table-cell>
          <table:table-cell table:style-name="ce2" office:value-type="string">
            <text:p>16-20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style-name="ce2" office:value-type="string">
            <text:p>0-5</text:p>
          </table:table-cell>
          <table:table-cell table:style-name="ce2" office:value-type="string">
            <text:p>6-10</text:p>
          </table:table-cell>
          <table:table-cell table:style-name="ce2" office:value-type="string">
            <text:p>11-15</text:p>
          </table:table-cell>
          <table:table-cell table:style-name="ce2" office:value-type="string">
            <text:p>16-20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>
            <text:p>0-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NT(RAND()*20)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formula="of:=INT(RAND()*20)"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5">10/15/2010</text:date>, <text:time>14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Wright</meta:initial-creator>
    <meta:creation-date>2010-10-16T13:31:57.17</meta:creation-date>
    <dc:date>2010-10-15T14:15:13.92</dc:date>
    <dc:creator>Jim Wright</dc:creator>
    <meta:editing-duration>PT00H00M00S</meta:editing-duration>
    <meta:editing-cycles>1</meta:editing-cycles>
    <meta:document-statistic meta:table-count="3" meta:cell-count="108" meta:object-count="2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2cm" svg:height="6.987cm" xlink:href=".." chart:class="chart:bar" chart:style-name="ch1">
        <chart:title svg:x="2.122cm" svg:y="0.14cm" chart:style-name="ch2">
          <text:p>Histogram of Image</text:p>
        </chart:title>
        <chart:legend chart:legend-position="end" svg:x="6.187cm" svg:y="3.185cm" chart:style-name="ch3"/>
        <chart:plot-area chart:style-name="ch4" table:cell-range-address="Sheet1.D21:Sheet1.G22" chart:data-source-has-labels="row" svg:x="0.16cm" svg:y="0.782cm" svg:width="5.868cm" svg:height="5.927cm">
          <chart:axis chart:dimension="x" chart:name="primary-x" chart:style-name="ch5">
            <chart:categories table:cell-range-address="Sheet1.D21:Sheet1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2:Sheet1.G2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1:Sheet1.G21">0-5</text:p>
              </table:table-cell>
              <table:table-cell office:value-type="string">
                <text:p>6-10</text:p>
              </table:table-cell>
              <table:table-cell office:value-type="string">
                <text:p>11-15</text:p>
              </table:table-cell>
              <table:table-cell office:value-type="string">
                <text:p>16-20</text:p>
              </table:table-cell>
            </table:table-row>
          </table:table-header-rows>
          <table:table-rows>
            <table:table-row>
              <table:table-cell office:value-type="string">
                <text:p text:id="">Row 22</text:p>
              </table:table-cell>
              <table:table-cell office:value-type="float" office:value="7">
                <text:p text:id="Sheet1.D22:Sheet1.G22"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2.002cm" svg:y="0.141cm" chart:style-name="ch2">
          <text:p>Histogram of Sample</text:p>
        </chart:title>
        <chart:legend chart:legend-position="end" svg:x="6.768cm" svg:y="3.192cm" chart:style-name="ch3"/>
        <chart:plot-area chart:style-name="ch4" table:cell-range-address="Sheet1.D24:Sheet1.G25" chart:data-source-has-labels="both" svg:x="0.16cm" svg:y="0.784cm" svg:width="6.448cm" svg:height="5.936cm">
          <chart:axis chart:dimension="x" chart:name="primary-x" chart:style-name="ch5">
            <chart:categories table:cell-range-address="Sheet1.E24:Sheet1.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5:Sheet1.G25" chart:label-cell-address="Sheet1.D25:Sheet1.D2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24:Sheet1.G24">6-10</text:p>
              </table:table-cell>
              <table:table-cell office:value-type="string">
                <text:p>11-15</text:p>
              </table:table-cell>
              <table:table-cell office:value-type="string">
                <text:p>16-20</text:p>
              </table:table-cell>
            </table:table-row>
          </table:table-header-rows>
          <table:table-rows>
            <table:table-row>
              <table:table-cell office:value-type="string">
                <text:p text:id="Sheet1.D25:Sheet1.D25">0-5</text:p>
              </table:table-cell>
              <table:table-cell office:value-type="float" office:value="0">
                <text:p text:id="Sheet1.E25:Sheet1.G25"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